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2016/7/13</text:p>
          </table:table-cell>
          <table:table-cell table:style-name="ce1" office:value-type="string" calcext:value-type="string">
            <text:p>2016/7/20</text:p>
          </table:table-cell>
          <table:table-cell table:style-name="ce1" office:value-type="string" calcext:value-type="string">
            <text:p>2017/7/3</text:p>
          </table:table-cell>
          <table:table-cell table:style-name="ce1" office:value-type="string" calcext:value-type="string">
            <text:p>2017/7/4</text:p>
          </table:table-cell>
          <table:table-cell table:style-name="ce1" office:value-type="string" calcext:value-type="string">
            <text:p>2017/9/21</text:p>
          </table:table-cell>
          <table:table-cell table:style-name="ce1" office:value-type="string" calcext:value-type="string">
            <text:p>2018/7/10</text:p>
          </table:table-cell>
          <table:table-cell table:style-name="ce1" office:value-type="string" calcext:value-type="string">
            <text:p>2018/7/12</text:p>
          </table:table-cell>
          <table:table-cell table:style-name="ce1" office:value-type="string" calcext:value-type="string">
            <text:p>2019/6/11</text:p>
          </table:table-cell>
          <table:table-cell table:style-name="ce1" office:value-type="string" calcext:value-type="string">
            <text:p>2020/9/1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:.L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:.L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:.L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:.L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D7:.L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:.L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D9:.L9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0:.L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11:.L1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2:.L1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3:.L1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4:.L1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5:.L1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D16:.L1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7:.L1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8:.L1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9:.L1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0:.L2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1:.L2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2:.L2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23:.L23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6:.L2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27:.L2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28:.L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29:.L2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0:.L3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31:.L3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2:.L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33:.L3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4:.L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5:.L3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6:.L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7:.L3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8:.L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9:.L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0:.L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1:.L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2:.L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3:.L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4:.L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5:.L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46:.L46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49:.L4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0:.L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1:.L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2:.L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3:.L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4:.L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5:.L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6:.L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7:.L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8:.L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9:.L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0:.L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1:.L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62:.L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63:.L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64:.L64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D67:.L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8:.L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9:.L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0:.L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1:.L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2:.L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3:.L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4:.L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5:.L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76:.L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"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77:.L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78:.L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79:.L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80:.L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81:.L81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00/00/00</text:date>, <text:time style:data-style-name="N2" text:time-value="09:00:36.92506286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4T13:25:50.705778567</dc:date>
    <meta:editing-duration>PT5H46M</meta:editing-duration>
    <meta:editing-cycles>8</meta:editing-cycles>
    <meta:generator>LibreOffice/6.4.5.2$Linux_X86_64 LibreOffice_project/40$Build-2</meta:generator>
    <meta:document-statistic meta:table-count="1" meta:cell-count="443" meta:object-count="0"/>
  </office:meta>
</office:document-meta>
</file>